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">
      <style:table-properties style:width="15.49cm" style:page-number="0" table:align="left" style:writing-mode="lr-tb"/>
    </style:style>
    <style:style style:name="Таблица3.A" style:family="table-column">
      <style:table-column-properties style:column-width="5.846cm"/>
    </style:style>
    <style:style style:name="Таблица3.B" style:family="table-column">
      <style:table-column-properties style:column-width="9.645cm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style:keep-together="false" fo:keep-together="always"/>
    </style:style>
    <style:style style:name="Таблица3.B8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Текст_20_абазца">
      <style:paragraph-properties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Standard">
      <style:paragraph-properties fo:text-align="center" style:justify-single-word="false" fo:break-before="page" style:writing-mode="lr-tb"/>
    </style:style>
    <style:style style:name="P17" style:family="paragraph" style:parent-style-name="Текст_20_абазца">
      <style:paragraph-properties fo:margin-left="0.88cm" fo:margin-right="0.025cm" fo:text-indent="0.021cm" style:auto-text-indent="false"/>
    </style:style>
    <style:style style:name="P18" style:family="paragraph" style:parent-style-name="Текст_20_абазца">
      <style:paragraph-properties fo:margin-left="0.88cm" fo:margin-right="0.025cm" fo:text-align="center" style:justify-single-word="false" fo:text-indent="0.021cm" style:auto-text-indent="false"/>
    </style:style>
    <style:style style:name="P1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351cm" fo:margin-right="0.189cm" fo:text-indent="0cm" style:auto-text-indent="false"/>
    </style:style>
    <style:style style:name="P23" style:family="paragraph" style:parent-style-name="Текст_20_абазца">
      <style:paragraph-properties fo:margin-left="0.351cm" fo:margin-right="0.189cm" fo:text-align="center" style:justify-single-word="false" fo:text-indent="0cm" style:auto-text-indent="false"/>
    </style:style>
    <style:style style:name="P24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5" style:family="paragraph" style:parent-style-name="Текст_20_абазца" style:master-page-name="">
      <style:paragraph-properties fo:orphans="2" style:page-number="auto"/>
    </style:style>
    <style:style style:name="P26" style:family="paragraph" style:parent-style-name="Standard">
      <style:text-properties style:font-name="Wingdings" fo:font-size="48pt" style:font-size-asian="48pt"/>
    </style:style>
    <style:style style:name="P27" style:family="paragraph" style:parent-style-name="Текст_20_абазца" style:master-page-name="">
      <style:paragraph-properties fo:margin-top="0.61cm" fo:margin-bottom="0.21cm" style:page-number="auto"/>
    </style:style>
    <style:style style:name="P28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margin-left="2.91cm" fo:margin-right="0cm" fo:text-align="center" style:justify-single-word="false" fo:text-indent="0cm" style:auto-text-indent="false" style:writing-mode="lr-tb"/>
      <style:text-properties style:font-name="Georgia" fo:font-size="22pt" fo:font-style="italic" fo:font-weight="bold" style:font-size-asian="22pt" style:font-style-asian="italic" style:font-weight-asian="bold" style:font-size-complex="16pt" style:font-style-complex="italic" style:font-weight-complex="bold"/>
    </style:style>
    <style:style style:name="P30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32" style:family="paragraph" style:parent-style-name="Текст_20_абазца">
      <style:paragraph-properties fo:margin-left="0.3cm" fo:margin-right="0.03cm" fo:text-indent="0.019cm" style:auto-text-indent="false"/>
    </style:style>
    <style:style style:name="P33" style:family="paragraph" style:parent-style-name="Текст_20_абазца">
      <style:paragraph-properties fo:margin-left="0.499cm" fo:margin-right="0.3cm" fo:text-align="start" style:justify-single-word="false" fo:text-indent="0cm" style:auto-text-indent="false"/>
    </style:style>
    <style:style style:name="P34" style:family="paragraph" style:parent-style-name="Текст_20_абазца">
      <style:paragraph-properties fo:margin-left="0.499cm" fo:margin-right="0.3cm" fo:margin-top="0cm" fo:margin-bottom="0cm" fo:text-align="start" style:justify-single-word="false" fo:text-indent="0cm" style:auto-text-indent="false"/>
    </style:style>
    <style:style style:name="P35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6" style:family="paragraph" style:parent-style-name="Heading_20_2" style:master-page-name="Right_20_Page">
      <style:paragraph-properties style:page-number="auto"/>
    </style:style>
    <style:style style:name="P37" style:family="paragraph" style:parent-style-name="Текст_20_абазца">
      <style:paragraph-properties fo:margin-left="0cm" fo:margin-right="0cm" fo:text-indent="0cm" style:auto-text-indent="false"/>
    </style:style>
    <style:style style:name="P38" style:family="paragraph" style:parent-style-name="Текст_20_абазца">
      <style:paragraph-properties fo:margin-top="0.61cm" fo:margin-bottom="0.21cm"/>
    </style:style>
    <style:style style:name="P39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0" style:family="paragraph" style:parent-style-name="Исходный_20_код">
      <style:text-properties fo:language="en" fo:country="US"/>
    </style:style>
    <style:style style:name="P41" style:family="paragraph" style:parent-style-name="Исходный_20_код">
      <style:text-properties fo:language="ru" fo:country="RU"/>
    </style:style>
    <style:style style:name="P42" style:family="paragraph" style:parent-style-name="Исходный_20_код">
      <style:paragraph-properties fo:margin-left="-0.377cm" fo:margin-right="-0.617cm" fo:text-indent="0cm" style:auto-text-indent="false"/>
    </style:style>
    <style:style style:name="P43" style:family="paragraph" style:parent-style-name="Исходный_20_код" style:list-style-name="WW8Num5">
      <style:paragraph-properties fo:margin-left="-0.377cm" fo:margin-right="-0.617cm" fo:text-indent="0cm" style:auto-text-indent="false"/>
    </style:style>
    <style:style style:name="P44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45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.5pt" style:font-size-complex="12pt"/>
    </style:style>
    <style:style style:name="T4" style:family="text">
      <style:text-properties style:font-name="Arial Black" fo:font-size="22pt" style:font-size-asian="22pt"/>
    </style:style>
    <style:style style:name="T5" style:family="text">
      <style:text-properties style:font-name="Arial Black" fo:font-size="22pt" fo:language="en" fo:country="US" style:font-size-asian="22pt"/>
    </style:style>
    <style:style style:name="T6" style:family="text">
      <style:text-properties fo:language="ru" fo:country="RU"/>
    </style:style>
    <style:style style:name="T7" style:family="text">
      <style:text-properties style:font-name="Arial1" fo:language="ru" fo:country="RU"/>
    </style:style>
    <style:style style:name="T8" style:family="text">
      <style:text-properties style:use-window-font-color="true" style:font-name-asian="Times New Roman" style:language-complex="ar" style:country-complex="SA"/>
    </style:style>
    <style:style style:name="T9" style:family="text">
      <style:text-properties style:use-window-font-color="true" fo:language="en" fo:country="US" style:font-name-asian="Times New Roman" style:language-complex="ar" style:country-complex="SA"/>
    </style:style>
    <style:style style:name="T10" style:family="text">
      <style:text-properties style:use-window-font-color="true" fo:language="ru" fo:country="RU" style:font-name-asian="Times New Roman" style:language-complex="ar" style:country-complex="SA"/>
    </style:style>
    <style:style style:name="T11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ourier New1" fo:font-size="10pt" fo:language="en" fo:country="US" fo:font-weight="bold" style:font-size-asian="10pt" style:font-weight-asian="bold" style:font-size-complex="10pt" style:font-weight-complex="bold"/>
    </style:style>
    <style:style style:name="T16" style:family="text">
      <style:text-properties style:font-name="Arial1"/>
    </style:style>
    <style:style style:name="T17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5"/>
      <text:p text:style-name="P7">AVR/GCC</text:p>
      <text:p text:style-name="P6"/>
      <text:p text:style-name="P31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2">для однокристальных</text:p>
      <text:p text:style-name="P12">микроконтроллеров</text:p>
      <text:p text:style-name="P10"/>
      <text:p text:style-name="P28"><text:span text:style-name="T2">Version</text:span> <text:span text:style-name="T2">4</text:span></text:p>
      <text:p text:style-name="P29"/>
      <text:p text:style-name="P29"/>
      <text:p text:style-name="P29"/>
      <text:p text:style-name="P29"/>
      <text:p text:style-name="P29"/>
      <text:p text:style-name="P11"/>
      <text:p text:style-name="P13"><text:span text:style-name="T4">2003-20</text:span><text:span text:style-name="T5">11</text:span></text:p>
      <text:p text:style-name="P16"/>
      <text:h text:style-name="P36" text:outline-level="2">Общие сведения</text:h>
      <text:p text:style-name="Текст_20_абазца">Данный порт предназначен для использования совместно с компилятором avr-gcc (входящий также в состав пакетов WinAVR, Atmel AVR Toolchain)<text:span text:style-name="T2">. avr-gcc </text:span>использует один стек, общий для данных и для адресов возвратов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6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0"><text:span text:style-name="Мнемоника"><text:span text:style-name="T7">Название</text:span></text:span></text:p>
          </table:table-cell>
          <table:table-cell table:style-name="Таблица3.A1" office:value-type="string">
            <text:p text:style-name="P24"><text:span text:style-name="Мнемоника"><text:span text:style-name="T7">Значение</text:span></text:span><text:span text:style-name="Мнемоника"><text:span text:style-name="T7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INLINE</text:span></text:p>
          </table:table-cell>
          <table:table-cell table:style-name="Таблица3.A1" office:value-type="string">
            <text:p text:style-name="P33"><text:span text:style-name="Мнемоника">__attribute__((always_inline)) inline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OS_PROCESS</text:span></text:p>
          </table:table-cell>
          <table:table-cell table:style-name="Таблица3.A1" office:value-type="string">
            <text:p text:style-name="P33"><text:span text:style-name="Мнемоника">__attribute__((__OS_task__))<text:line-break/>или</text:span><text:span text:style-name="Мнемоника"><text:note text:id="ftn0" text:note-class="footnote"><text:note-citation>2</text:note-citation><text:note-body><text:p text:style-name="Footnote">__OS_task__ для avr-gcc версии 4.2.2 и более поздних, __noreturn__ для более ранних.</text:p></text:note-body></text:note></text:span><text:span text:style-name="Мнемоника"><text:line-break/>__attribute__((__noreturn__))</text:span></text:p>
          </table:table-cell>
        </table:table-row>
        <table:table-row table:style-name="Таблица3.4">
          <table:table-cell table:style-name="Таблица3.A1" office:value-type="string">
            <text:p text:style-name="P32"><text:span text:style-name="Мнемоника">OS_INTERRUPT</text:span></text:p>
          </table:table-cell>
          <table:table-cell table:style-name="Таблица3.A1" office:value-type="string">
            <text:p text:style-name="P33"><text:span text:style-name="Мнемоника">extern "C" __attribute__((signal,__INTR_ATTRS))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DUMMY_INSTR()</text:span></text:p>
          </table:table-cell>
          <table:table-cell table:style-name="Таблица3.A1" office:value-type="string">
            <text:p text:style-name="P33"><text:span text:style-name="Мнемоника">__asm__ __volatile__ ("nop" : : )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INLINE_PROCESS_CTOR</text:span></text:p>
          </table:table-cell>
          <table:table-cell table:style-name="Таблица3.A1" office:value-type="string">
            <text:p text:style-name="P33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SYS_TIMER_CRIT_SECT()</text:span></text:p>
          </table:table-cell>
          <table:table-cell table:style-name="Таблица3.A1" office:value-type="string">
            <text:p text:style-name="P33"><text:span text:style-name="Мнемоника">&lt;None&gt;</text:span></text:p>
          </table:table-cell>
        </table:table-row>
        <text:soft-page-break/>
        <table:table-row>
          <table:table-cell table:style-name="Таблица3.A1" office:value-type="string">
            <text:p text:style-name="P32"><text:span text:style-name="Мнемоника">SEPARATE_RETURN_STACK</text:span></text:p>
          </table:table-cell>
          <table:table-cell table:style-name="Таблица3.B8" office:value-type="float" office:value="0">
            <text:p text:style-name="P33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ENABLE_NESTED_INTERRUPTS</text:span></text:p>
          </table:table-cell>
          <table:table-cell table:style-name="Таблица3.A1" office:value-type="string">
            <text:p text:style-name="P34"><text:span text:style-name="Мнемоника">OS::TNestedISRW NestedISRW</text:span></text:p>
            <text:p text:style-name="P34"><text:span text:style-name="Мнемоника"><text:span text:style-name="T13">или</text:span></text:span></text:p>
            <text:p text:style-name="P34"><text:span text:style-name="Мнемоника">sei()</text:span></text:p>
          </table:table-cell>
        </table:table-row>
      </table:table>
      <text:p text:style-name="P38">Порт не поддерживает отдельный стек для адресов возвратов, поэтому макрос <text:span text:style-name="Мнемоника">SEPARATE_RETURN_STACK</text:span> равен нулю.</text:p>
      <text:p text:style-name="Текст_20_абазца"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Текст_20_абазца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Текст_20_абазца"/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<text:span text:style-name="Мнемоника"><text:span text:style-name="T7">Название</text:span></text:span></text:p>
          </table:table-cell>
          <table:table-cell table:style-name="Таблица4.B1" office:value-type="string">
            <text:p text:style-name="P23"><text:span text:style-name="Мнемоника"><text:span text:style-name="T7">Значение</text:span></text:span></text:p>
          </table:table-cell>
        </table:table-row>
        <table:table-row>
          <table:table-cell table:style-name="Таблица4.A2" office:value-type="string">
            <text:p text:style-name="P17"><text:span text:style-name="Мнемоника">stack_item_t</text:span></text:p>
          </table:table-cell>
          <table:table-cell table:style-name="Таблица4.B2" office:value-type="string">
            <text:p text:style-name="P22"><text:span text:style-name="Мнемоника">uint</text:span><text:span text:style-name="Мнемоника">8</text:span><text:span text:style-name="Мнемоника">_t</text:span></text:p>
          </table:table-cell>
        </table:table-row>
        <table:table-row>
          <table:table-cell table:style-name="Таблица4.A2" office:value-type="string">
            <text:p text:style-name="P19"><text:span text:style-name="Мнемоника"><text:span text:style-name="T8">status_reg_t</text:span></text:span></text:p>
          </table:table-cell>
          <table:table-cell table:style-name="Таблица4.B2" office:value-type="string">
            <text:p text:style-name="P22"><text:span text:style-name="Мнемоника">uint</text:span><text:span text:style-name="Мнемоника">8</text:span><text:span text:style-name="Мнемоника">_t</text:span></text:p>
          </table:table-cell>
        </table:table-row>
      </table:table>
      <text:h text:style-name="Heading_20_3" text:outline-level="3"><text:soft-page-break/>Пользовательские типы</text:h>
      <text:p text:style-name="P25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0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</text:span><text:span text:style-name="T10">прерываниями, затем прерывания </text:span><text:span text:style-name="T10">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</text:span><text:span text:style-name="T10">оказываются запрещёнными.</text:span></text:p>
      <text:list xml:id="list832335047" text:style-name="WW8Num5">
        <text:list-item>
          <text:p text:style-name="P39">class TCritSect</text:p>
        </text:list-item>
        <text:list-item>
          <text:p text:style-name="P39">{</text:p>
        </text:list-item>
        <text:list-item>
          <text:p text:style-name="P39">public:</text:p>
        </text:list-item>
        <text:list-item>
          <text:p text:style-name="P39"><text:s text:c="4"/>INLINE TCritSect () : StatusReg(SREG) { cli(); }</text:p>
        </text:list-item>
        <text:list-item>
          <text:p text:style-name="P39"><text:s text:c="4"/>INLINE ~TCritSect() { SREG = StatusReg; }</text:p>
        </text:list-item>
        <text:list-item>
          <text:p text:style-name="P39"/>
        </text:list-item>
        <text:list-item>
          <text:p text:style-name="P39">private:</text:p>
        </text:list-item>
        <text:list-item>
          <text:p text:style-name="P39"><text:s text:c="4"/>status_reg_t StatusReg;</text:p>
        </text:list-item>
        <text:list-item>
          <text:p text:style-name="P39">};</text:p>
        </text:list-item>
      </text:list>
      <text:p text:style-name="Название_20_объекта"><text:span text:style-name="НазваниеОбъекта"><text:span text:style-name="T10">Листинг </text:span></text:span><text:span text:style-name="НазваниеОбъекта"><text:span text:style-name="T9"><text:sequence text:ref-name="refЛистинг0" text:name="Листинг" text:formula="ooow:Листинг+1" style:num-format="1">1</text:sequence></text:span></text:span><text:span text:style-name="НазваниеОбъекта"><text:span text:style-name="T9"> </text:span></text:span><text:span text:style-name="T9">–</text:span><text:span text:style-name="T9"> </text:span><text:span text:style-name="T11">TCritSect</text:span></text:p>
      <text:p text:style-name="P5"><text:span text:style-name="T8">Класс </text:span><text:span text:style-name="Мнемоника"><text:span text:style-name="T8">TPrioMaskTable</text:span></text:span><text:span text:style-name="T8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8">get_prio_tag()</text:span></text:span><text:span text:style-name="T8">. </text:span><text:span text:style-name="T8">Определение класса – см «</text:span><text:span text:style-name="Ссылка_20_на_20_название"><text:sequence-ref text:reference-format="text" text:ref-name="refЛистинг1">Листинг 2 – TPrioMaskTable</text:sequence-ref></text:span><text:span text:style-name="T8">».</text:span></text:p>
      <text:list xml:id="list1356160394" text:continue-list="list832335047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Исходный_20_код"><text:s text:c="8"/>for(uint8_t i = 0; i &lt; sizeof(Table)/sizeof(Table[0])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0"><text:span text:style-name="НазваниеОбъекта"><text:span text:style-name="T10">Листинг </text:span></text:span><text:span text:style-name="НазваниеОбъекта"><text:span text:style-name="T9"><text:sequence text:ref-name="refЛистинг1" text:name="Листинг" text:formula="ooow:Листинг+1" style:num-format="1">2</text:sequence></text:span></text:span><text:span text:style-name="НазваниеОбъекта"><text:span text:style-name="T9"> </text:span></text:span><text:span text:style-name="НазваниеОбъекта"><text:span text:style-name="T9">–</text:span></text:span><text:span text:style-name="Мнемоника"><text:span text:style-name="T9"> </text:span></text:span><text:span text:style-name="Мнемоника"><text:span text:style-name="T11">T</text:span></text:span><text:span text:style-name="Мнемоника"><text:span text:style-name="T11">PrioMaskTable</text:span></text:span></text:p>
      <text:p text:style-name="P19"><text:span text:style-name="T10">Класс-«обёртка»</text:span><text:span text:style-name="Мнемоника"><text:span text:style-name="T8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– TISRW</text:sequence-ref></text:span>».</text:p>
      <text:list xml:id="list1045136026" text:continue-list="list1356160394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// volatile <text:s text:c="19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disable_interrupts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2" text:name="Листинг" text:formula="ooow:Листинг+1" style:num-format="1">3</text:sequence></text:span></text:span><text:span text:style-name="НазваниеОбъекта"><text:span text:style-name="T9"> </text:span></text:span><text:span text:style-name="НазваниеОбъекта"><text:span text:style-name="T9">–</text:span></text:span><text:span text:style-name="Мнемоника"><text:span text:style-name="T9"> </text:span></text:span><text:span text:style-name="Мнемоника"><text:span text:style-name="T11">T</text:span></text:span><text:span text:style-name="Мнемоника"><text:span text:style-name="T11">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<text:span text:style-name="T16">AVR/GCC</text:span></text:span><text:span text:style-name="T2"> </text:span>поддерживает возможность использования отдельного стека <text:s/>для прерываний, т.е. когда при входе в обработчик прерываний происходит переключение на специально выделенный стек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т. е. в качестве стека прерывний используется «основной» стек с точки зрения программы, стек функции <text:span text:style-name="T14">main()</text:span>, в котором уже нет необходимости после запуска функции <text:span text:style-name="T14">OS::run()</text:span>.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2">, </text:span>в конструкторе которого указатель стека <text:soft-page-break/>переключается на стек <text:s/>прерываний, а в деструкторе обратно на стек прерванного процесса.</text:p>
      <text:p text:style-name="Текст_20_абазца">Возможно, также, использовать вложенные прерывания, для чего рекомендуется использовать макрос <text:span text:style-name="Мнемоника">ENABLE_NESTED_INTERRUPTS</text:span>, который учитывает особенности схем передачи управления в системе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26"></text:p></draw:text-box></draw:frame>Поскольку <text:span text:style-name="T2">AVR </text:span>не поддерживает аппаратное переключение на стек прерываний и не имеет аппаратного многоуровневого контроллера прерываний, использовать обе эти возможности <text:span text:style-name="T12">не рекомендуется</text:span>, несмотря на их поддержку в коде порта. О мотивах такой рекомендации – см документацию на <text:span text:style-name="T1">scmRTOS</text:span>, глава «Ядро», подраздел «Прерывания»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2">. </text:span><text:span text:style-name="T6">Т.к. </text:span><text:span text:style-name="Имя_20_собственное">AVR</text:span><text:span text:style-name="T2"> </text:span><text:span text:style-name="T6">не имеет <text:s/></text:span><text:span text:style-name="T2"><text:s/></text:span><text:span text:style-name="T6">специализированного программного прерывания, то в качестве прерывания переключения контекстов должно быть взять одно из свободных прерываний процессора.</text:span><text:span text:style-name="T2"> </text:span><text:span text:style-name="T6">Все эти действия производятся на уровне приложения. В частности, в одном из конфигурационных файлов задаётся </text:span><text:span text:style-name="T6">адрес вектора источника прерываний переключения контекстов и определяется </text:span><text:soft-page-break/><text:span text:style-name="T6">функция активации </text:span><text:span text:style-name="T6">прерывания</text:span><text:span text:style-name="T6">.</text:span></text:p>
      <text:p text:style-name="P27"><text:span text:style-name="T6">В порте </text:span><text:span text:style-name="T6">определёна собственно функция обработки прерываний, </text:span><text:span text:style-name="T6">реализованная на ассемблере</text:span><text:span text:style-name="T6">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2060057327" text:style-name="L1">
        <text:list-item>
          <text:p text:style-name="P45">scmRTOS_CONFIG.h;</text:p>
        </text:list-item>
        <text:list-item>
          <text:p text:style-name="P45">scmRTOS_TARGET_CFG.h;</text:p>
        </text:list-item>
        <text:list-item>
          <text:p text:style-name="P45">scmRTOS_extensions.h</text:p>
        </text:list-item>
      </text:list>
      <text:p text:style-name="P5">Код конфигурационного файла<text:note text:id="ftn3" text:note-class="footnote"><text:note-citation>1</text:note-citation><text:note-body><text:p text:style-name="Footnote"><text:s/><text:span text:style-name="T6">Только значимая часть, без комментариев, «шапок», </text:span><text:span text:style-name="T2">code guard'</text:span><text:span text:style-name="T6">ов </text:span><text:span text:style-name="T6">и прочего</text:span><text:span text:style-name="T6">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- scmRTOS_CONFIG.h</text:sequence-ref></text:span>».</text:p>
      <text:list xml:id="list164567875" text:continue-list="list1045136026" text:style-name="WW8Num5">
        <text:list-item text:start-value="1">
          <text:p text:style-name="P40">#ifndef __ASSEMBLER__</text:p>
        </text:list-item>
        <text:list-item>
          <text:p text:style-name="P40"><text:bookmark text:name="__RefNumPara__35972_1335132186"/>typedef uint16_t timeout_t;<text:bookmark-end text:name="__RefNumPara__35972_1335132186"/></text:p>
        </text:list-item>
        <text:list-item>
          <text:p text:style-name="P40"><text:bookmark text:name="__RefNumPara__35974_1335132186"/>typedef uint_fast32_t tick_count_t;<text:bookmark-end text:name="__RefNumPara__35974_1335132186"/></text:p>
        </text:list-item>
        <text:list-item>
          <text:p text:style-name="P40">#endif // __ASSEMBLER__</text:p>
        </text:list-item>
        <text:list-item>
          <text:p text:style-name="P40"/>
        </text:list-item>
        <text:list-item>
          <text:p text:style-name="P40"><text:bookmark text:name="__RefNumPara__35976_1335132186"/>#define scmRTOS_PROCESS_COUNT <text:s text:c="19"/>3<text:bookmark-end text:name="__RefNumPara__35976_1335132186"/></text:p>
        </text:list-item>
        <text:list-item>
          <text:p text:style-name="P40">#define scmRTOS_PROCESS_RESTART_ENABLE <text:s text:c="10"/>0</text:p>
        </text:list-item>
        <text:list-item>
          <text:p text:style-name="P40"><text:bookmark text:name="__RefNumPara__35978_1335132186"/>#define scmRTOS_SYSTIMER_NEST_INTS_ENABLE <text:s text:c="7"/>1<text:bookmark-end text:name="__RefNumPara__35978_1335132186"/></text:p>
        </text:list-item>
        <text:list-item>
          <text:p text:style-name="P40"><text:bookmark text:name="__RefNumPara__35980_1335132186"/>#define scmRTOS_ISRW_TYPE <text:s text:c="23"/>TISRW<text:bookmark-end text:name="__RefNumPara__35980_1335132186"/></text:p>
        </text:list-item>
        <text:list-item>
          <text:p text:style-name="P40"><text:bookmark text:name="__RefNumPara__35982_1335132186"/>#define scmRTOS_SYSTEM_TICKS_ENABLE <text:s text:c="13"/>1<text:bookmark-end text:name="__RefNumPara__35982_1335132186"/></text:p>
        </text:list-item>
        <text:list-item>
          <text:p text:style-name="P40"><text:bookmark text:name="__RefNumPara__35984_1335132186"/>#define scmRTOS_SYSTIMER_HOOK_ENABLE <text:s text:c="12"/>1<text:bookmark-end text:name="__RefNumPara__35984_1335132186"/></text:p>
        </text:list-item>
        <text:list-item>
          <text:p text:style-name="P40"><text:bookmark text:name="__RefNumPara__35986_1335132186"/>#define scmRTOS_IDLE_HOOK_ENABLE <text:s text:c="16"/>1<text:bookmark-end text:name="__RefNumPara__35986_1335132186"/></text:p>
        </text:list-item>
        <text:list-item>
          <text:p text:style-name="P40"/>
        </text:list-item>
        <text:list-item>
          <text:p text:style-name="P40"><text:bookmark text:name="__RefNumPara__6470_1966060648"/>#define scmRTOS_IDLE_PROCESS_STACK_SIZE <text:s text:c="8"/>90<text:bookmark-end text:name="__RefNumPara__6470_1966060648"/></text:p>
        </text:list-item>
        <text:list-item>
          <text:p text:style-name="P40"/>
        </text:list-item>
        <text:list-item>
          <text:p text:style-name="P40"><text:bookmark text:name="__RefNumPara__35990_1335132186"/>#define scmRTOS_CONTEXT_SWITCH_SCHEME <text:s text:c="11"/>1<text:bookmark-end text:name="__RefNumPara__35990_1335132186"/></text:p>
        </text:list-item>
        <text:list-item>
          <text:p text:style-name="P40"><text:bookmark text:name="__RefNumPara__35992_1335132186"/>#define scmRTOS_PRIORITY_ORDER <text:s text:c="18"/>0<text:bookmark-end text:name="__RefNumPara__35992_1335132186"/></text:p>
        </text:list-item>
        <text:list-item>
          <text:p text:style-name="P40"><text:bookmark text:name="__RefNumPara__35988_1335132186"/>#define scmRTOS_CONTEXT_SWITCH_USER_HOOK_ENABLE <text:s/>1<text:bookmark-end text:name="__RefNumPara__35988_1335132186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3" text:name="Листинг" text:formula="ooow:Листинг+1" style:num-format="1">4</text:sequence></text:span></text:span><text:span text:style-name="НазваниеОбъекта"><text:span text:style-name="T9"> - scmRTOS_CONFIG.h</text:span></text:span></text:p>
      <text:p text:style-name="P5">Вышеприведённый файл определяет два псевдонима встроенных типов – для переменных таймаутов <text:bookmark-ref text:reference-format="number" text:ref-name="__RefNumPara__35972_1335132186">{2}</text:bookmark-ref> и для счётчика тиков системного таймера <text:bookmark-ref text:reference-format="number" text:ref-name="__RefNumPara__35974_1335132186">{3}</text:bookmark-ref>, число пользовательских процессов в количестве 3 <text:bookmark-ref text:reference-format="number" text:ref-name="__RefNumPara__35976_1335132186">{6}</text:bookmark-ref>, разрешает вложенные прерывания в обработчике прерываний<text:span text:style-name="T2"> </text:span>системного таймера <text:bookmark-ref text:reference-format="number" text:ref-name="__RefNumPara__35978_1335132186">{8}</text:bookmark-ref>, класс-«обёртка» для обработчиков прерываний простого типа, без переключения на стек прерываний <text:bookmark-ref text:reference-format="number" text:ref-name="__RefNumPara__35980_1335132186">{9}</text:bookmark-ref>, разрешает <text:soft-page-break/>функцию системного времени – счётчик тиков системного таймера <text:bookmark-ref text:reference-format="number" text:ref-name="__RefNumPara__35982_1335132186">{10}</text:bookmark-ref>, разрешает пользовательские хуки системного таймера <text:bookmark-ref text:reference-format="number" text:ref-name="__RefNumPara__35984_1335132186">{11}</text:bookmark-ref> и фонового процесса системы (<text:span text:style-name="Мнемоника">IdleProc</text:span>) <text:bookmark-ref text:reference-format="number" text:ref-name="__RefNumPara__35986_1335132186">{12}</text:bookmark-ref> и пользовательский хук при переключении контекстов <text:bookmark-ref text:reference-format="number-no-superior" text:ref-name="__RefNumPara__35988_1335132186">{18}</text:bookmark-ref>, выбрана передача управления на основе программного прерывания <text:bookmark-ref text:reference-format="number" text:ref-name="__RefNumPara__35990_1335132186">{16}</text:bookmark-ref>, порядок следования приоритетов по умолчанию – <text:span text:style-name="Мнемоника">pr0</text:span><text:span text:style-name="T2"> </text:span>равно <text:span text:style-name="Мнемоника">0</text:span>, <text:span text:style-name="Мнемоника">pr1</text:span><text:span text:style-name="T2"> – </text:span><text:span text:style-name="Мнемоника">1</text:span><text:span text:style-name="T2"> </text:span>и т.д <text:bookmark-ref text:reference-format="number" text:ref-name="__RefNumPara__35992_1335132186">{17}</text:bookmark-ref>. <text:s/>Для фонового процесса устанавливается размер стека <text:bookmark-ref text:reference-format="number-no-superior" text:ref-name="__RefNumPara__6470_1966060648">{14}</text:bookmark-ref>.</text:p>
      <text:p text:style-name="P5">Файл <text:span text:style-name="T15">scmRTOS_TARGET_CFG.h</text:span><text:span text:style-name="T2"> </text:span>содержит код ОС, зависящий от требований конкретного проекта. Его содержимое<text:note text:id="ftn4" text:note-class="footnote"><text:note-citation>1</text:note-citation><text:note-body><text:p text:style-name="Footnote"><text:s/>С сокращениями<text:span text:style-name="T6">.</text:span></text:p></text:note-body></text:note> – см «<text:span text:style-name="Ссылка_20_на_20_название"><text:sequence-ref text:reference-format="text" text:ref-name="refЛистинг4">Листинг 5 – scmRTOS_TARGET_CFG.h</text:sequence-ref></text:span>».</text:p>
      <text:list xml:id="list140318830" text:continue-list="list164567875" text:style-name="WW8Num5">
        <text:list-item text:start-value="1">
          <text:p text:style-name="P42"><text:bookmark text:name="__RefNumPara__37798_1335132186"/><text:soft-page-break/>#include &lt;avr/io.h&gt;<text:bookmark-end text:name="__RefNumPara__37798_1335132186"/></text:p>
        </text:list-item>
        <text:list-item>
          <text:p text:style-name="P42">#include &lt;avr/interrupt.h&gt;</text:p>
        </text:list-item>
        <text:list-item>
          <text:p text:style-name="P43"/>
        </text:list-item>
        <text:list-item>
          <text:p text:style-name="P43"><text:bookmark text:name="__RefNumPara__37880_1335132186"/>#define CONTEXT_SWITCH_ISR_VECTOR <text:s/>SPM_READY_vect<text:bookmark-end text:name="__RefNumPara__37880_1335132186"/></text:p>
        </text:list-item>
        <text:list-item>
          <text:p text:style-name="P43">#define SPM_CONTROL_REG SPMCSR</text:p>
        </text:list-item>
        <text:list-item>
          <text:p text:style-name="P43"><text:bookmark text:name="__RefNumPara__37882_1335132186"/>#define SYSTEM_TIMER_VECTOR TIMER0_OVF0_vect<text:bookmark-end text:name="__RefNumPara__37882_1335132186"/></text:p>
        </text:list-item>
        <text:list-item>
          <text:p text:style-name="P43">#define TIMER0_IE_REG TIMSK0</text:p>
        </text:list-item>
        <text:list-item>
          <text:p text:style-name="P42">#ifndef __ASSEMBLER__</text:p>
        </text:list-item>
        <text:list-item>
          <text:p text:style-name="P42"/>
        </text:list-item>
        <text:list-item>
          <text:p text:style-name="P42"><text:bookmark text:name="__RefNumPara__38124_1335132186"/>#define LOCK_SYSTEM_TIMER() <text:s text:c="3"/>( TIMER0_IE_REG &amp;= ~(1 &lt;&lt; TOIE0) )<text:bookmark-end text:name="__RefNumPara__38124_1335132186"/></text:p>
        </text:list-item>
        <text:list-item>
          <text:p text:style-name="P42"><text:bookmark text:name="__RefNumPara__38126_1335132186"/>#define UNLOCK_SYSTEM_TIMER() <text:s/>( TIMER0_IE_REG |= <text:s/>(1 &lt;&lt; TOIE0) )<text:bookmark-end text:name="__RefNumPara__38126_1335132186"/></text:p>
        </text:list-item>
        <text:list-item>
          <text:p text:style-name="P42"><text:bookmark text:name="__RefNumPara__38128_1335132186"/><text:bookmark-end text:name="__RefNumPara__38128_1335132186"/></text:p>
        </text:list-item>
        <text:list-item>
          <text:p text:style-name="P42">namespace OS</text:p>
        </text:list-item>
        <text:list-item>
          <text:p text:style-name="P42">{</text:p>
        </text:list-item>
        <text:list-item>
          <text:p text:style-name="P43">#if scmRTOS_CONTEXT_SWITCH_USER_HOOK_ENABLE == 1</text:p>
        </text:list-item>
        <text:list-item>
          <text:p text:style-name="P43"><text:bookmark text:name="__RefNumPara__38130_1335132186"/><text:s text:c="4"/>INLINE void raise_context_switch() { SPM_CONTROL_REG |= (1 &lt;&lt; SPMIE); <text:s/>} <text:bookmark-end text:name="__RefNumPara__38130_1335132186"/></text:p>
        </text:list-item>
        <text:list-item>
          <text:p text:style-name="P43"><text:s text:c="4"/>INLINE void block_context_switch() { SPM_CONTROL_REG &amp;= ~(1 &lt;&lt; SPMIE); } </text:p>
        </text:list-item>
        <text:list-item>
          <text:p text:style-name="P43"/>
        </text:list-item>
        <text:list-item>
          <text:p text:style-name="P43"><text:bookmark text:name="__RefNumPara__38216_1335132186"/><text:s text:c="4"/>class TNestedISRW <text:s text:c="13"/><text:bookmark-end text:name="__RefNumPara__38216_1335132186"/></text:p>
        </text:list-item>
        <text:list-item>
          <text:p text:style-name="P43"><text:s text:c="4"/>{ <text:s text:c="29"/></text:p>
        </text:list-item>
        <text:list-item>
          <text:p text:style-name="P43"><text:s text:c="4"/>public: <text:s text:c="23"/></text:p>
        </text:list-item>
        <text:list-item>
          <text:p text:style-name="P43"><text:s text:c="8"/>INLINE TNestedISRW() : State(SPM_CONTROL_REG) </text:p>
        </text:list-item>
        <text:list-item>
          <text:p text:style-name="P43"><text:s text:c="8"/>{ </text:p>
        </text:list-item>
        <text:list-item>
          <text:p text:style-name="P43"><text:s text:c="12"/>block_context_switch(); </text:p>
        </text:list-item>
        <text:list-item>
          <text:p text:style-name="P43"><text:s text:c="12"/>sei(); </text:p>
        </text:list-item>
        <text:list-item>
          <text:p text:style-name="P43"><text:s text:c="8"/>} </text:p>
        </text:list-item>
        <text:list-item>
          <text:p text:style-name="P43"><text:s text:c="8"/>INLINE ~TNestedISRW() </text:p>
        </text:list-item>
        <text:list-item>
          <text:p text:style-name="P43"><text:s text:c="8"/>{ </text:p>
        </text:list-item>
        <text:list-item>
          <text:p text:style-name="P43"><text:s text:c="12"/>cli(); </text:p>
        </text:list-item>
        <text:list-item>
          <text:p text:style-name="P43"><text:s text:c="12"/>SPM_CONTROL_REG = State;</text:p>
        </text:list-item>
        <text:list-item>
          <text:p text:style-name="P43"><text:s text:c="8"/>}</text:p>
        </text:list-item>
        <text:list-item>
          <text:p text:style-name="P43"><text:s text:c="77"/></text:p>
        </text:list-item>
        <text:list-item>
          <text:p text:style-name="P43"><text:s text:c="4"/>private: <text:s text:c="64"/></text:p>
        </text:list-item>
        <text:list-item>
          <text:p text:style-name="P43"><text:s text:c="8"/>uint8_t State; <text:s text:c="57"/></text:p>
        </text:list-item>
        <text:list-item>
          <text:p text:style-name="P43"><text:bookmark text:name="__RefNumPara__38218_1335132186"/><text:s text:c="4"/>};<text:bookmark-end text:name="__RefNumPara__38218_1335132186"/></text:p>
        </text:list-item>
        <text:list-item>
          <text:p text:style-name="P43"/>
        </text:list-item>
        <text:list-item>
          <text:p text:style-name="P42"># <text:s/>if scmRTOS_CONTEXT_SWITCH_USER_HOOK_ENABLE != 1</text:p>
        </text:list-item>
        <text:list-item>
          <text:p text:style-name="P42"># <text:s text:c="3"/>error scmRTOS_CONTEXT_SWITCH_USER_HOOK_ENABLE must be 1\</text:p>
        </text:list-item>
        <text:list-item>
          <text:p text:style-name="P42"><text:s text:c="12"/>for SPM_READY interrupt context switcher</text:p>
        </text:list-item>
        <text:list-item>
          <text:p text:style-name="P42"># <text:s/>endif</text:p>
        </text:list-item>
        <text:list-item>
          <text:p text:style-name="P43"/>
        </text:list-item>
        <text:list-item>
          <text:p text:style-name="P43"><text:s text:c="4"/>INLINE void context_switch_user_hook() { block_context_switch(); }</text:p>
        </text:list-item>
        <text:list-item>
          <text:p text:style-name="P43"/>
        </text:list-item>
        <text:list-item>
          <text:p text:style-name="P43"><text:bookmark text:name="__RefNumPara__38214_1335132186"/><text:s text:c="4"/>#define ENABLE_NESTED_INTERRUPTS() OS::TNestedISRW NestedISRW<text:bookmark-end text:name="__RefNumPara__38214_1335132186"/></text:p>
        </text:list-item>
        <text:list-item>
          <text:p text:style-name="P43">#else</text:p>
        </text:list-item>
        <text:list-item>
          <text:p text:style-name="P43"><text:bookmark text:name="__RefNumPara__38212_1335132186"/><text:s text:c="4"/>#define ENABLE_NESTED_INTERRUPTS() sei()<text:bookmark-end text:name="__RefNumPara__38212_1335132186"/></text:p>
        </text:list-item>
        <text:list-item>
          <text:p text:style-name="P43">#endif // scmRTOS_CONTEXT_SWITCH_SCHEME</text:p>
        </text:list-item>
        <text:list-item>
          <text:p text:style-name="P42">}</text:p>
        </text:list-item>
      </text:list>
      <text:p text:style-name="P20"><text:span text:style-name="НазваниеОбъекта"><text:span text:style-name="T10">Листинг </text:span></text:span><text:span text:style-name="НазваниеОбъекта"><text:span text:style-name="T9"><text:sequence text:ref-name="refЛистинг4" text:name="Листинг" text:formula="ooow:Листинг+1" style:num-format="1">5</text:sequence></text:span></text:span><text:span text:style-name="НазваниеОбъекта"><text:span text:style-name="T9"> – scmRTOS_TARGET_CFG.h</text:span></text:span></text:p>
      <text:p text:style-name="P5">В начале файла указано подключение заголовочного файла программного пакета, управляющего подключением заголовочных файлов с определениями, зависящими от конкретной модели целевого процессора <text:bookmark-ref text:reference-format="number" text:ref-name="__RefNumPara__37798_1335132186">{1}</text:bookmark-ref>.</text:p>
      <text:p text:style-name="P5">Затем заданы вектора прерываний переключения контекстов <text:bookmark-ref text:reference-format="number" text:ref-name="__RefNumPara__37880_1335132186">{4}</text:bookmark-ref> и системного таймера <text:bookmark-ref text:reference-format="number" text:ref-name="__RefNumPara__37882_1335132186">{6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поддержки <text:soft-page-break/>программирования флешь-памяти микроконтроллера<text:note text:id="ftn5" text:note-class="footnote"><text:note-citation>1</text:note-citation><text:note-body><text:p text:style-name="Footnote"><text:s/>Т.к. <text:span text:style-name="Имя_20_собственное"><text:span text:style-name="T3">AVR</text:span></text:span><text:span text:style-name="T2">, </text:span><text:span text:style-name="T6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</text:span><text:span text:style-name="T6">автомат программирования флешь-памяти</text:span><text:span text:style-name="T6">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таймер-счётчик <text:span text:style-name="Имя_20_собственное">Timer0</text:span>.</text:p>
      <text:p text:style-name="P14">Далее определены два макроса <text:bookmark-ref text:reference-format="number" text:ref-name="__RefNumPara__38124_1335132186">{10}</text:bookmark-ref>, <text:bookmark-ref text:reference-format="number" text:ref-name="__RefNumPara__38126_1335132186">{11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38130_1335132186">{16}</text:bookmark-ref><text:span text:style-name="T2">, </text:span>которая активизирует соответствующее прерывание, а также функцию запрещения прерывания переключения контекстов <text:span text:style-name="Мнемоника">block_context_switch()</text:span><text:span text:style-name="T2">, </text:span>вызываемую при переключении контекстов.</text:p>
      <text:p text:style-name="P14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38212_1335132186">{46}</text:bookmark-ref> и для передачи управления на основе программного прерывания <text:bookmark-ref text:reference-format="number" text:ref-name="__RefNumPara__38214_1335132186">{44}</text:bookmark-ref>. В последнем 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38214_1335132186">{44}</text:bookmark-ref> класса-«обёртки» <text:bookmark-ref text:reference-format="number" text:ref-name="__RefNumPara__38216_1335132186">{19}</text:bookmark-ref>-<text:bookmark-ref text:reference-format="number" text:ref-name="__RefNumPara__38218_1335132186">{35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6"> куда относится настройка и запуск системного таймера</text:span><text:span text:style-name="T6"> - см «</text:span><text:span text:style-name="Ссылка_20_на_20_название"><text:span text:style-name="T6"><text:sequence-ref text:reference-format="text" text:ref-name="refЛистинг5">Листинг 6 – Настройка системного таймера и запуск ОС</text:sequence-ref></text:span></text:span><text:span text:style-name="T6">».</text:span></text:p>
      <text:list xml:id="list1987707437" text:continue-list="list140318830" text:style-name="WW8Num5">
        <text:list-item text:start-value="1">
          <text:p text:style-name="P41"><text:soft-page-break/>//---------------------------------------------------------------------------</text:p>
        </text:list-item>
        <text:list-item>
          <text:p text:style-name="P41">//</text:p>
        </text:list-item>
        <text:list-item>
          <text:p text:style-name="P41">// <text:s text:c="5"/>Process types</text:p>
        </text:list-item>
        <text:list-item>
          <text:p text:style-name="P41">//</text:p>
        </text:list-item>
        <text:list-item>
          <text:p text:style-name="P41">typedef OS::process&lt;OS::pr0, 100&gt; TProc1;</text:p>
        </text:list-item>
        <text:list-item>
          <text:p text:style-name="P41">typedef OS::process&lt;OS::pr1, 100&gt; TProc2;</text:p>
        </text:list-item>
        <text:list-item>
          <text:p text:style-name="P41">typedef OS::process&lt;OS::pr2, 100&gt; TProc3;</text:p>
        </text:list-item>
        <text:list-item>
          <text:p text:style-name="P41"/>
        </text:list-item>
        <text:list-item>
          <text:p text:style-name="P41">//---------------------------------------------------------------------------</text:p>
        </text:list-item>
        <text:list-item>
          <text:p text:style-name="P41">//</text:p>
        </text:list-item>
        <text:list-item>
          <text:p text:style-name="P41">// <text:s text:c="5"/>Process objects</text:p>
        </text:list-item>
        <text:list-item>
          <text:p text:style-name="P41">//</text:p>
        </text:list-item>
        <text:list-item>
          <text:p text:style-name="P41">TProc1 Proc1;</text:p>
        </text:list-item>
        <text:list-item>
          <text:p text:style-name="P41">TProc2 Proc2;</text:p>
        </text:list-item>
        <text:list-item>
          <text:p text:style-name="P41">TProc3 Proc3;</text:p>
        </text:list-item>
        <text:list-item>
          <text:p text:style-name="P41"/>
        </text:list-item>
        <text:list-item>
          <text:p text:style-name="P41">int main()</text:p>
        </text:list-item>
        <text:list-item>
          <text:p text:style-name="P41">{</text:p>
        </text:list-item>
        <text:list-item>
          <text:p text:style-name="P41"><text:s text:c="4"/>// <text:s/>Start System Timer</text:p>
        </text:list-item>
        <text:list-item>
          <text:p text:style-name="P41"><text:s text:c="4"/>TCCR0B <text:s/>= (1 &lt;&lt; CS01) | (1 &lt;&lt; CS00);</text:p>
        </text:list-item>
        <text:list-item>
          <text:p text:style-name="P41"><text:s text:c="4"/>TIMSK0 |= <text:s/>(1 &lt;&lt; TOIE0); <text:s text:c="2"/>// <text:s text:c="18"/></text:p>
        </text:list-item>
        <text:list-item>
          <text:p text:style-name="P41"><text:s text:c="48"/></text:p>
        </text:list-item>
        <text:list-item>
          <text:p text:style-name="P41"><text:s text:c="4"/>OS::run(); <text:s text:c="37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5" text:name="Листинг" text:formula="ooow:Листинг+1" style:num-format="1">6</text:sequence></text:span></text:span><text:span text:style-name="НазваниеОбъекта"><text:span text:style-name="T9"> </text:span></text:span><text:span text:style-name="НазваниеОбъекта"><text:span text:style-name="T9">– </text:span></text:span><text:span text:style-name="НазваниеОбъекта"><text:span text:style-name="T8">Настройка системного таймера и запуск ОС</text:span>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0.158cm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style:border-line-width-bottom="0.088cm 0.035cm 0.035cm" fo:padding-left="0cm" fo:padding-right="0cm" fo:padding-top="0cm" fo:padding-bottom="0.035cm" fo:border-left="none" fo:border-right="none" fo:border-top="none" fo:border-bottom="0.158cm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39cm double #000000" fo:border-right="0.039cm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035cm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035cm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035cm solid #000000" fo:border-bottom="0.035cm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AVR/GCC</text:p>
      </style:header>
      <style:footer>
        <text:p text:style-name="MP3"><text:page-number text:select-page="current">12</text:page-number></text:p>
      </style:footer>
    </style:master-page>
    <style:master-page style:name="Footnote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8:03:28.46</meta:creation-date>
    <dc:date>2011-05-01T21:47:44</dc:date>
    <meta:editing-duration>PT59H25M54S</meta:editing-duration>
    <meta:editing-cycles>158</meta:editing-cycles>
    <meta:generator>OpenOffice.org/3.2$Unix OpenOffice.org_project/320m12$Build-9483</meta:generator>
    <dc:creator>Oleksandr Redchuk</dc:creator>
    <meta:document-statistic meta:table-count="2" meta:image-count="0" meta:object-count="0" meta:page-count="12" meta:paragraph-count="209" meta:word-count="1737" meta:character-count="15607"/>
  </office:meta>
</office:document-meta>
</file>